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3.196cm"/>
    </style:style>
    <style:style style:name="co6" style:family="table-column">
      <style:table-column-properties fo:break-before="auto" style:column-width="3.05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ole-draw-aspect="1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Array-Size</text:p>
          </table:table-cell>
          <table:table-cell table:style-name="Default" office:value-type="string">
            <text:p>IdArrayList-implicit-iterator</text:p>
          </table:table-cell>
          <table:table-cell table:style-name="Default" office:value-type="string">
            <text:p>IdArrayList-explicit-iterator</text:p>
          </table:table-cell>
          <table:table-cell table:style-name="Default" office:value-type="string">
            <text:p>IdArrayList-getFirst-getNext-</text:p>
          </table:table-cell>
          <table:table-cell table:style-name="Default" office:value-type="string">
            <text:p>IdArrayListA-for</text:p>
          </table:table-cell>
          <table:table-cell table:style-name="Default" office:value-type="string">
            <text:p>IdArrayListA-while</text:p>
          </table:table-cell>
          <table:table-cell table:style-name="Default" office:value-type="string">
            <text:p>java.util.ArrayList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763612100041817">
            <text:p>0,076361</text:p>
          </table:table-cell>
          <table:table-cell office:value-type="float" office:value="0.0735817472504981">
            <text:p>0,073582</text:p>
          </table:table-cell>
          <table:table-cell office:value-type="float" office:value="0.0381610113796405">
            <text:p>0,038161</text:p>
          </table:table-cell>
          <table:table-cell office:value-type="float" office:value="0.0386849510343676">
            <text:p>0,038685</text:p>
          </table:table-cell>
          <table:table-cell office:value-type="float" office:value="0.00867319398282842">
            <text:p>0,008673</text:p>
          </table:table-cell>
          <table:table-cell office:value-type="float" office:value="0.360004575068375">
            <text:p>0,36000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363545561522674">
            <text:p>0,363546</text:p>
          </table:table-cell>
          <table:table-cell office:value-type="float" office:value="0.475584103697311">
            <text:p>0,475584</text:p>
          </table:table-cell>
          <table:table-cell office:value-type="float" office:value="0.152331817017315">
            <text:p>0,152332</text:p>
          </table:table-cell>
          <table:table-cell office:value-type="float" office:value="0.145497886899353">
            <text:p>0,145498</text:p>
          </table:table-cell>
          <table:table-cell office:value-type="float" office:value="0.250824671195215">
            <text:p>0,250825</text:p>
          </table:table-cell>
          <table:table-cell office:value-type="float" office:value="4.26049654452588">
            <text:p>4,26049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7286222441095">
            <text:p>1,272862</text:p>
          </table:table-cell>
          <table:table-cell office:value-type="float" office:value="1.13085879620641">
            <text:p>1,130859</text:p>
          </table:table-cell>
          <table:table-cell office:value-type="float" office:value="1.15998073926634">
            <text:p>1,159981</text:p>
          </table:table-cell>
          <table:table-cell office:value-type="float" office:value="0.414663128343186">
            <text:p>0,414663</text:p>
          </table:table-cell>
          <table:table-cell office:value-type="float" office:value="0.304475668983188">
            <text:p>0,304476</text:p>
          </table:table-cell>
          <table:table-cell office:value-type="float" office:value="2.59110086484532">
            <text:p>2,59110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3135718646465">
            <text:p>20,313572</text:p>
          </table:table-cell>
          <table:table-cell office:value-type="float" office:value="5.70558684077718">
            <text:p>5,705587</text:p>
          </table:table-cell>
          <table:table-cell office:value-type="float" office:value="4.79114040233501">
            <text:p>4,791140</text:p>
          </table:table-cell>
          <table:table-cell office:value-type="float" office:value="1.70494298918091">
            <text:p>1,704943</text:p>
          </table:table-cell>
          <table:table-cell office:value-type="float" office:value="1.64491710413246">
            <text:p>1,644917</text:p>
          </table:table-cell>
          <table:table-cell office:value-type="float" office:value="10.4039428112049">
            <text:p>10,40394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.7534762610633">
            <text:p>8,753476</text:p>
          </table:table-cell>
          <table:table-cell office:value-type="float" office:value="24.0825214068424">
            <text:p>24,082521</text:p>
          </table:table-cell>
          <table:table-cell office:value-type="float" office:value="7.38811802030405">
            <text:p>7,388118</text:p>
          </table:table-cell>
          <table:table-cell office:value-type="float" office:value="6.59016915137352">
            <text:p>6,590169</text:p>
          </table:table-cell>
          <table:table-cell office:value-type="float" office:value="1.71916445256841">
            <text:p>1,719164</text:p>
          </table:table-cell>
          <table:table-cell office:value-type="float" office:value="20.217396834394">
            <text:p>20,217397</text:p>
          </table:table-cell>
        </table:table-row>
        <table:table-row table:style-name="ro1">
          <table:table-cell office:value-type="float" office:value="32766">
            <text:p>32766</text:p>
          </table:table-cell>
          <table:table-cell office:value-type="float" office:value="17.3029768049608">
            <text:p>17,302977</text:p>
          </table:table-cell>
          <table:table-cell office:value-type="float" office:value="19.1257429682955">
            <text:p>19,125743</text:p>
          </table:table-cell>
          <table:table-cell office:value-type="float" office:value="28.5790403406787">
            <text:p>28,579040</text:p>
          </table:table-cell>
          <table:table-cell office:value-type="float" office:value="14.0338922218731">
            <text:p>14,033892</text:p>
          </table:table-cell>
          <table:table-cell office:value-type="float" office:value="4.43370950349517">
            <text:p>4,433710</text:p>
          </table:table-cell>
          <table:table-cell office:value-type="float" office:value="52.138158403097">
            <text:p>52,138158</text:p>
          </table:table-cell>
        </table:table-row>
        <table:table-row table:style-name="ro1">
          <table:table-cell office:value-type="float" office:value="32766">
            <text:p>32766</text:p>
          </table:table-cell>
          <table:table-cell office:value-type="float" office:value="26.5564039495108">
            <text:p>26,556404</text:p>
          </table:table-cell>
          <table:table-cell office:value-type="float" office:value="29.2673837807063">
            <text:p>29,267384</text:p>
          </table:table-cell>
          <table:table-cell office:value-type="float" office:value="10.7273637028168">
            <text:p>10,727364</text:p>
          </table:table-cell>
          <table:table-cell office:value-type="float" office:value="11.577465024673">
            <text:p>11,577465</text:p>
          </table:table-cell>
          <table:table-cell office:value-type="float" office:value="2.98729313380046">
            <text:p>2,987293</text:p>
          </table:table-cell>
          <table:table-cell office:value-type="float" office:value="27.5113711130051">
            <text:p>27,511371</text:p>
          </table:table-cell>
        </table:table-row>
        <table:table-row table:style-name="ro1">
          <table:table-cell office:value-type="float" office:value="32766">
            <text:p>32766</text:p>
          </table:table-cell>
          <table:table-cell office:value-type="float" office:value="21.3590068004235">
            <text:p>21,359007</text:p>
          </table:table-cell>
          <table:table-cell office:value-type="float" office:value="15.3538624722873">
            <text:p>15,353862</text:p>
          </table:table-cell>
          <table:table-cell office:value-type="float" office:value="35.2964979238057">
            <text:p>35,296498</text:p>
          </table:table-cell>
          <table:table-cell office:value-type="float" office:value="8.89256103378297">
            <text:p>8,892561</text:p>
          </table:table-cell>
          <table:table-cell office:value-type="float" office:value="5.49724846035624">
            <text:p>5,497248</text:p>
          </table:table-cell>
          <table:table-cell office:value-type="float" office:value="35.628687322916">
            <text:p>35,628687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>
            <draw:frame table:end-cell-address="Foglio1.I42" table:end-x="0.145cm" table:end-y="0.266cm" draw:z-index="0" draw:style-name="gr1" svg:width="26.427cm" svg:height="14.213cm" svg:x="0.75cm" svg:y="0.053cm">
              <draw:object draw:notify-on-update-of-ranges="Foglio1.A1:Foglio1.A1 Foglio1.A2:Foglio1.A9 Foglio1.B1:Foglio1.B1 Foglio1.B2:Foglio1.B9 Foglio1.C1:Foglio1.C1 Foglio1.C2:Foglio1.C9 Foglio1.D1:Foglio1.D1 Foglio1.D2:Foglio1.D9 Foglio1.E1:Foglio1.E1 Foglio1.E2:Foglio1.E9 Foglio1.F1:Foglio1.F1 Foglio1.F2:Foglio1.F9 Foglio1.G1:Foglio1.G1 Foglio1.G2:Foglio1.G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6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/05/2012</text:date>, <text:time>10.40.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5-02T10:40:37.43</dc:date>
    <dc:creator>Giuseppe Pace</dc:creator>
    <meta:document-statistic meta:table-count="1" meta:cell-count="63" meta:object-count="1"/>
    <meta:generator>OpenOffice.org/3.0$Win32 OpenOffice.org_project/300m15$Build-937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04">
      <number:number number: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0084d1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579d1c" dr3d:edge-rounding="0%"/>
      <style:text-properties fo:font-size="6pt" style:font-size-asian="6pt" style:font-size-complex="6pt"/>
    </style:style>
    <style:style style:name="ch13" style:family="chart">
      <style:graphic-properties draw:stroke="solid" draw:fill-color="#aecf00" dr3d:edge-rounding="0%"/>
      <style:text-properties fo:font-size="6pt" style:font-size-asian="6pt" style:font-size-complex="6pt"/>
    </style:style>
    <style:style style:name="ch14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6.428cm" svg:height="14.214cm" chart:class="chart:bar" chart:style-name="ch1">
        <chart:title svg:x="11.348cm" svg:y="0.285cm" chart:style-name="ch2">
          <text:p>Lists Performances</text:p>
        </chart:title>
        <chart:legend chart:legend-position="end" svg:x="21.599cm" svg:y="5.732cm" chart:style-name="ch3"/>
        <chart:plot-area chart:style-name="ch4" table:cell-range-address="Foglio1.A1:Foglio1.G9" chart:data-source-has-labels="both" svg:x="0.528cm" svg:y="1.072cm" svg:width="20.544cm" svg:height="12.491cm">
          <chart:axis chart:dimension="x" chart:name="primary-x" chart:style-name="ch5">
            <chart:title svg:x="10.257cm" svg:y="13.249cm" chart:style-name="ch6">
              <text:p>list size</text:p>
            </chart:title>
            <chart:categories table:cell-range-address="Foglio1.A2:Foglio1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1.B2:Foglio1.B9" chart:label-cell-address="Foglio1.B1:Foglio1.B1" chart:class="chart:bar">
            <chart:data-point chart:repeated="8"/>
          </chart:series>
          <chart:series chart:style-name="ch10" chart:values-cell-range-address="Foglio1.C2:Foglio1.C9" chart:label-cell-address="Foglio1.C1:Foglio1.C1" chart:class="chart:bar">
            <chart:data-point chart:repeated="8"/>
          </chart:series>
          <chart:series chart:style-name="ch11" chart:values-cell-range-address="Foglio1.D2:Foglio1.D9" chart:label-cell-address="Foglio1.D1:Foglio1.D1" chart:class="chart:bar">
            <chart:data-point chart:repeated="8"/>
          </chart:series>
          <chart:series chart:style-name="ch12" chart:values-cell-range-address="Foglio1.E2:Foglio1.E9" chart:label-cell-address="Foglio1.E1:Foglio1.E1" chart:class="chart:bar">
            <chart:data-point chart:repeated="8"/>
          </chart:series>
          <chart:series chart:style-name="ch13" chart:values-cell-range-address="Foglio1.F2:Foglio1.F9" chart:label-cell-address="Foglio1.F1:Foglio1.F1" chart:class="chart:bar">
            <chart:data-point chart:repeated="8"/>
          </chart:series>
          <chart:series chart:style-name="ch14" chart:values-cell-range-address="Foglio1.G2:Foglio1.G9" chart:label-cell-address="Foglio1.G1:Foglio1.G1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B1:Foglio1.B1">IdArrayList-implicit-iterator</text:p>
              </table:table-cell>
              <table:table-cell office:value-type="string">
                <text:p text:id="Foglio1.C1:Foglio1.C1">IdArrayList-explicit-iterator</text:p>
              </table:table-cell>
              <table:table-cell office:value-type="string">
                <text:p text:id="Foglio1.D1:Foglio1.D1">IdArrayList-getFirst-getNext-</text:p>
              </table:table-cell>
              <table:table-cell office:value-type="string">
                <text:p text:id="Foglio1.E1:Foglio1.E1">IdArrayListA-for</text:p>
              </table:table-cell>
              <table:table-cell office:value-type="string">
                <text:p text:id="Foglio1.F1:Foglio1.F1">IdArrayListA-while</text:p>
              </table:table-cell>
              <table:table-cell office:value-type="string">
                <text:p text:id="Foglio1.G1:Foglio1.G1">java.util.ArrayList</text:p>
              </table:table-cell>
            </table:table-row>
          </table:table-header-rows>
          <table:table-rows>
            <table:table-row>
              <table:table-cell office:value-type="string">
                <text:p text:id="Foglio1.A2:Foglio1.A9">300</text:p>
              </table:table-cell>
              <table:table-cell office:value-type="float" office:value="0.0763612100041817">
                <text:p text:id="Foglio1.B2:Foglio1.B9">0.0763612100041817</text:p>
              </table:table-cell>
              <table:table-cell office:value-type="float" office:value="0.0735817472504981">
                <text:p text:id="Foglio1.C2:Foglio1.C9">0.0735817472504981</text:p>
              </table:table-cell>
              <table:table-cell office:value-type="float" office:value="0.0381610113796405">
                <text:p text:id="Foglio1.D2:Foglio1.D9">0.0381610113796405</text:p>
              </table:table-cell>
              <table:table-cell office:value-type="float" office:value="0.0386849510343676">
                <text:p text:id="Foglio1.E2:Foglio1.E9">0.0386849510343676</text:p>
              </table:table-cell>
              <table:table-cell office:value-type="float" office:value="0.00867319398282842">
                <text:p text:id="Foglio1.F2:Foglio1.F9">0.00867319398282842</text:p>
              </table:table-cell>
              <table:table-cell office:value-type="float" office:value="0.360004575068375">
                <text:p text:id="Foglio1.G2:Foglio1.G9">0.3600045750683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63545561522674">
                <text:p>0.363545561522674</text:p>
              </table:table-cell>
              <table:table-cell office:value-type="float" office:value="0.475584103697311">
                <text:p>0.475584103697311</text:p>
              </table:table-cell>
              <table:table-cell office:value-type="float" office:value="0.152331817017315">
                <text:p>0.152331817017315</text:p>
              </table:table-cell>
              <table:table-cell office:value-type="float" office:value="0.145497886899353">
                <text:p>0.145497886899353</text:p>
              </table:table-cell>
              <table:table-cell office:value-type="float" office:value="0.250824671195215">
                <text:p>0.250824671195215</text:p>
              </table:table-cell>
              <table:table-cell office:value-type="float" office:value="4.26049654452588">
                <text:p>4.2604965445258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.27286222441095">
                <text:p>1.27286222441095</text:p>
              </table:table-cell>
              <table:table-cell office:value-type="float" office:value="1.13085879620641">
                <text:p>1.13085879620641</text:p>
              </table:table-cell>
              <table:table-cell office:value-type="float" office:value="1.15998073926634">
                <text:p>1.15998073926634</text:p>
              </table:table-cell>
              <table:table-cell office:value-type="float" office:value="0.414663128343186">
                <text:p>0.414663128343186</text:p>
              </table:table-cell>
              <table:table-cell office:value-type="float" office:value="0.304475668983188">
                <text:p>0.304475668983188</text:p>
              </table:table-cell>
              <table:table-cell office:value-type="float" office:value="2.59110086484532">
                <text:p>2.5911008648453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0.3135718646465">
                <text:p>20.3135718646465</text:p>
              </table:table-cell>
              <table:table-cell office:value-type="float" office:value="5.70558684077718">
                <text:p>5.70558684077718</text:p>
              </table:table-cell>
              <table:table-cell office:value-type="float" office:value="4.79114040233501">
                <text:p>4.79114040233501</text:p>
              </table:table-cell>
              <table:table-cell office:value-type="float" office:value="1.70494298918091">
                <text:p>1.70494298918091</text:p>
              </table:table-cell>
              <table:table-cell office:value-type="float" office:value="1.64491710413246">
                <text:p>1.64491710413246</text:p>
              </table:table-cell>
              <table:table-cell office:value-type="float" office:value="10.4039428112049">
                <text:p>10.403942811204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8.7534762610633">
                <text:p>8.7534762610633</text:p>
              </table:table-cell>
              <table:table-cell office:value-type="float" office:value="24.0825214068424">
                <text:p>24.0825214068424</text:p>
              </table:table-cell>
              <table:table-cell office:value-type="float" office:value="7.38811802030405">
                <text:p>7.38811802030405</text:p>
              </table:table-cell>
              <table:table-cell office:value-type="float" office:value="6.59016915137352">
                <text:p>6.59016915137352</text:p>
              </table:table-cell>
              <table:table-cell office:value-type="float" office:value="1.71916445256841">
                <text:p>1.71916445256841</text:p>
              </table:table-cell>
              <table:table-cell office:value-type="float" office:value="20.217396834394">
                <text:p>20.217396834394</text:p>
              </table:table-cell>
            </table:table-row>
            <table:table-row>
              <table:table-cell office:value-type="string">
                <text:p>32766</text:p>
              </table:table-cell>
              <table:table-cell office:value-type="float" office:value="17.3029768049608">
                <text:p>17.3029768049608</text:p>
              </table:table-cell>
              <table:table-cell office:value-type="float" office:value="19.1257429682955">
                <text:p>19.1257429682955</text:p>
              </table:table-cell>
              <table:table-cell office:value-type="float" office:value="28.5790403406787">
                <text:p>28.5790403406787</text:p>
              </table:table-cell>
              <table:table-cell office:value-type="float" office:value="14.0338922218731">
                <text:p>14.0338922218731</text:p>
              </table:table-cell>
              <table:table-cell office:value-type="float" office:value="4.43370950349517">
                <text:p>4.43370950349517</text:p>
              </table:table-cell>
              <table:table-cell office:value-type="float" office:value="52.138158403097">
                <text:p>52.138158403097</text:p>
              </table:table-cell>
            </table:table-row>
            <table:table-row>
              <table:table-cell office:value-type="string">
                <text:p>32766</text:p>
              </table:table-cell>
              <table:table-cell office:value-type="float" office:value="26.5564039495108">
                <text:p>26.5564039495108</text:p>
              </table:table-cell>
              <table:table-cell office:value-type="float" office:value="29.2673837807063">
                <text:p>29.2673837807063</text:p>
              </table:table-cell>
              <table:table-cell office:value-type="float" office:value="10.7273637028168">
                <text:p>10.7273637028168</text:p>
              </table:table-cell>
              <table:table-cell office:value-type="float" office:value="11.577465024673">
                <text:p>11.577465024673</text:p>
              </table:table-cell>
              <table:table-cell office:value-type="float" office:value="2.98729313380046">
                <text:p>2.98729313380046</text:p>
              </table:table-cell>
              <table:table-cell office:value-type="float" office:value="27.5113711130051">
                <text:p>27.5113711130051</text:p>
              </table:table-cell>
            </table:table-row>
            <table:table-row>
              <table:table-cell office:value-type="string">
                <text:p>32766</text:p>
              </table:table-cell>
              <table:table-cell office:value-type="float" office:value="21.3590068004235">
                <text:p>21.3590068004235</text:p>
              </table:table-cell>
              <table:table-cell office:value-type="float" office:value="15.3538624722873">
                <text:p>15.3538624722873</text:p>
              </table:table-cell>
              <table:table-cell office:value-type="float" office:value="35.2964979238057">
                <text:p>35.2964979238057</text:p>
              </table:table-cell>
              <table:table-cell office:value-type="float" office:value="8.89256103378297">
                <text:p>8.89256103378297</text:p>
              </table:table-cell>
              <table:table-cell office:value-type="float" office:value="5.49724846035624">
                <text:p>5.49724846035624</text:p>
              </table:table-cell>
              <table:table-cell office:value-type="float" office:value="35.628687322916">
                <text:p>35.628687322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